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9cm" fo:min-width="8.87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i</text:span><text:span text:style-name="T2">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</text:span><text:span text:style-name="T1">ng</text:span></text:p>
            <text:p><text:span text:style-name="T1">key-</text:span><text:span text:style-name="T1">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</text:span><text:span text:style-name="T1">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</text:span><text:span text:style-name="T2">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</text:span><text:span text:style-name="T4">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</text:span><text:span text:style-name="T4">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</text:span><text:span text:style-name="T4">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</text:span><text:span text:style-name="T4">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5"/><text:s text:c="3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5"/><text:s text:c="3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</text:span><text:span text:style-name="T5">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5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2cm">
          <draw:text-box>
            <text:p><text:span text:style-name="T12">Ope. </text:span><text:span text:style-name="T12">0.</text:span><text:span text:style-name="T13"> 4 </text:span><text:span text:style-name="T13">key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</text:span><text:span text:style-name="T4">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</text:span><text:span text:style-name="T4">2nex</text:span><text:span text:style-name="T4">t_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0.586cm" svg:height="0.962cm" svg:x="3cm" svg:y="4.531cm">
          <draw:text-box>
            <text:p><text:span text:style-name="T12">Ope. </text:span><text:span text:style-name="T12">0.</text:span><text:span text:style-name="T13"> 2 </text:span><text:span text:style-name="T13">keys </text:span><text:span text:style-name="T13">are </text:span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</text:span><text:span text:style-name="T4">_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</text:span><text:span text:style-name="T8">1.</text:span><text:span text:style-name="T9"> </text:span><text:span text:style-name="T9">New </text:span><text:span text:style-name="T9">inser</text:span><text:span text:style-name="T9">tion </text:span><text:span text:style-name="T9">of 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3cm">
          <draw:text-box>
            <text:p><text:span text:style-name="T13">3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</text:span><text:span text:style-name="T4">_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</text:span><text:span text:style-name="T4">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7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1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7cm">
          <draw:text-box>
            <text:p><text:span text:style-name="T13">7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66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</text:span><text:span text:style-name="T4">_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</text:span><text:span text:style-name="T4">_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</text:span><text:span text:style-name="T4">2nex</text:span><text:span text:style-name="T4">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</text:span><text:span text:style-name="T4">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</text:span><text:span text:style-name="T4">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.001cm" svg:y="3.528cm">
          <draw:text-box>
            <text:p><text:span text:style-name="T13">5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rotate (-1.03899450371222) translate (16.708616430811cm 4.10464121835166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</text:span><text:span text:style-name="T4">_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</text:span><text:span text:style-name="T4">_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</text:span><text:span text:style-name="T4">2nex</text:span><text:span text:style-name="T4">t_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</text:span><text:span text:style-name="T4">_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</text:span><text:span text:style-name="T16">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><text:span text:style-name="T13">3 </text:span><text:span text:style-name="T13">keys </text:span><text:span text:style-name="T13">are</text:span></text:p>
            <text:p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</text:span><text:span text:style-name="T9">inser</text:span><text:span text:style-name="T9">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</text:span><text:span text:style-name="T4">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</text:span><text:span text:style-name="T4">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</text:span><text:span text:style-name="T4">_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1’</text:span><text:span text:style-name="T7">.</text:span></text:p>
          </draw:text-box>
        </draw:frame>
      </draw:page>
      <draw:page draw:name="page25" draw:style-name="dp1" draw:master-page-name="標準"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 text:style-name="P31"><text:span text:style-name="T13">3 </text:span><text:span text:style-name="T13">keys </text:span><text:span text:style-name="T13">are</text:span></text:p>
            <text:p text:style-name="P31"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 text:style-name="P31"><text:span text:style-name="T9">New </text:span><text:span text:style-name="T9">inser</text:span><text:span text:style-name="T9">tion </text:span><text:span text:style-name="T9">of a</text:span></text:p>
            <text:p text:style-name="P31"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66" draw:text-style-name="P28" draw:layer="layout" svg:width="2.623cm" svg:height="0.962cm" svg:x="3cm" svg:y="2.73cm">
          <draw:text-box>
            <text:p text:style-name="P31"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 text:style-name="P31"><text:span text:style-name="T19">Ope. </text:span><text:span text:style-name="T19">2.</text:span></text:p>
          </draw:text-box>
        </draw:frame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 text:style-name="P31"><text:span text:style-name="T9">key-</text:span></text:p>
            <text:p text:style-name="P31"><text:span text:style-name="T9">value</text:span></text:p>
          </draw:text-box>
        </draw:frame>
        <draw:frame draw:style-name="gr87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  <draw:path draw:style-name="gr69" draw:text-style-name="P2" draw:layer="layout" svg:width="1.798cm" svg:height="2.625cm" draw:transform="rotate (-1.03899450371222) translate (9.20829803662821cm 6.73394670169465cm)" svg:viewBox="0 0 1799 2626" svg:d="M1565 0c819 482-703 3067-1565 2560">
          <text:p/>
        </draw:path>
      </draw:page>
      <draw:page draw:name="page26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2’</text:span><text:span text:style-name="T7">.</text:span></text:p>
          </draw:text-box>
        </draw:frame>
      </draw:page>
      <draw:page draw:name="page27" draw:style-name="dp1" draw:master-page-name="標準"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5.184cm" svg:height="1.673cm" svg:x="3cm" svg:y="3.529cm">
          <draw:text-box>
            <text:p text:style-name="P31"><text:span text:style-name="T13">3 </text:span><text:span text:style-name="T13">keys </text:span><text:span text:style-name="T13">are</text:span></text:p>
            <text:p text:style-name="P31"><text:span text:style-name="T13">alrea</text:span><text:span text:style-name="T13">dy </text:span><text:span text:style-name="T13">inser</text:span><text:span text:style-name="T13">ted.</text:span></text:p>
          </draw:text-box>
        </draw:frame>
        <draw:frame draw:style-name="gr67" draw:text-style-name="P10" draw:layer="layout" svg:width="5.574cm" svg:height="1.673cm" svg:x="9cm" svg:y="3.53cm">
          <draw:text-box>
            <text:p text:style-name="P31"><text:span text:style-name="T9">New </text:span><text:span text:style-name="T9">inser</text:span><text:span text:style-name="T9">tion </text:span><text:span text:style-name="T9">of a</text:span></text:p>
            <text:p text:style-name="P31"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5" draw:text-style-name="P2" draw:layer="layout" svg:width="1.732cm" svg:height="2.67cm" draw:transform="rotate (-1.03899450371222) translate (12.2508777249755cm 6.7277186896419cm)" svg:viewBox="0 0 1733 2671" svg:d="M0 2612c819 481 2339-2105 1477-2612">
          <text:p/>
        </draw:path>
        <draw:frame draw:style-name="gr66" draw:text-style-name="P28" draw:layer="layout" svg:width="2.623cm" svg:height="0.962cm" svg:x="3cm" svg:y="2.73cm">
          <draw:text-box>
            <text:p text:style-name="P31"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 text:style-name="P31"><text:span text:style-name="T19">Ope. </text:span><text:span text:style-name="T19">2.</text:span></text:p>
          </draw:text-box>
        </draw:frame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 text:style-name="P31"><text:span text:style-name="T9">key-</text:span></text:p>
            <text:p text:style-name="P31"><text:span text:style-name="T9">value</text:span></text:p>
          </draw:text-box>
        </draw:frame>
        <draw:frame draw:style-name="gr87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  <draw:path draw:style-name="gr69" draw:text-style-name="P2" draw:layer="layout" svg:width="1.798cm" svg:height="2.625cm" draw:transform="rotate (-1.03899450371222) translate (9.20829803662821cm 6.73394670169465cm)" svg:viewBox="0 0 1799 2626" svg:d="M1565 0c819 482-703 3067-1565 2560">
          <text:p/>
        </draw:path>
      </draw:page>
      <draw:page draw:name="page28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3’</text:span><text:span text:style-name="T7">.</text:span></text:p>
          </draw:text-box>
        </draw:frame>
      </draw:page>
      <draw:page draw:name="page29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7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</draw:page>
      <draw:page draw:name="page30" draw:style-name="dp1" draw:master-page-name="標準">
        <draw:frame draw:style-name="gr38" draw:text-style-name="P1" draw:layer="layout" svg:width="11.683cm" svg:height="0.962cm" svg:x="3.6cm" svg:y="7.8cm">
          <draw:text-box>
            <text:p text:style-name="P31"><text:span text:style-name="T1">Next page is </text:span><text:span text:style-name="T6">‘deletion case04’</text:span><text:span text:style-name="T7">.</text:span></text:p>
          </draw:text-box>
        </draw:frame>
      </draw:page>
      <draw:page draw:name="page31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frame draw:style-name="gr87" draw:text-style-name="P10" draw:layer="layout" svg:width="9.913cm" svg:height="0.962cm" svg:x="2.8cm" svg:y="1.731cm">
          <draw:text-box>
            <text:p text:style-name="P31"><text:span text:style-name="T9">This </text:span><text:span text:style-name="T9">slide </text:span><text:span text:style-name="T9">is </text:span><text:span text:style-name="T9">unde</text:span><text:span text:style-name="T9">r </text:span><text:span text:style-name="T9">cons</text:span><text:span text:style-name="T9">tructi</text:span><text:span text:style-name="T9">on !!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2T21:38:33.317441078</dc:date>
    <meta:editing-duration>PT15H49M40S</meta:editing-duration>
    <meta:editing-cycles>458</meta:editing-cycles>
    <meta:generator>LibreOffice/5.1.6.2$Linux_X86_64 LibreOffice_project/10m0$Build-2</meta:generator>
    <meta:document-statistic meta:object-count="820"/>
  </office:meta>
</office:document-meta>
</file>